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0c5f" officeooo:paragraph-rsid="00090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OC id="APW_ENG_20101108.0474" type="story" &gt;</text:p>
      <text:p text:style-name="P1">&lt;HEADLINE&gt;</text:p>
      <text:p text:style-name="P1">Amanda Knox indicted on slander charges</text:p>
      <text:p text:style-name="P1">&lt;/HEADLINE&gt;</text:p>
      <text:p text:style-name="P1">&lt;DATELINE&gt;</text:p>
      <text:p text:style-name="P1">PERUGIA, Italy 2010-11-08 13:02:15 UTC</text:p>
      <text:p text:style-name="P1">&lt;/DATELINE&gt;</text:p>
      <text:p text:style-name="P1">&lt;TEXT&gt;</text:p>
      <text:p text:style-name="P1">&lt;P&gt;</text:p>
      <text:p text:style-name="P1">An Italian judge on Monday ordered Amanda Knox to stand trial on slander charges for claiming she was beaten by</text:p>
      <text:p text:style-name="P1"><text:s/>police when questioned in 2007 about her roommate's slaying.</text:p>
      <text:p text:style-name="P1">&lt;/P&gt;</text:p>
      <text:p text:style-name="P1">&lt;P&gt;</text:p>
      <text:p text:style-name="P1">The 23-year-old American maintains she was just trying to defend herself and never meant any offense or to slan</text:p>
      <text:p text:style-name="P1">der anybody, her lawyers said.</text:p>
      <text:p text:style-name="P1">&lt;/P&gt;</text:p>
      <text:p text:style-name="P1">&lt;P&gt;</text:p>
      <text:p text:style-name="P1">Knox had claimed she was beaten by police during questioning over the slaying of Meredith Kercher three years a</text:p>
      <text:p text:style-name="P1">go. Police have denied misconduct and filed charges saying Knox's comments were slanderous.</text:p>
      <text:p text:style-name="P1">&lt;/P&gt;</text:p>
      <text:p text:style-name="P1">&lt;P&gt;</text:p>
      <text:p text:style-name="P1">The judge issued the indictment ruling after a hearing behind closed-doors in Perugia.</text:p>
      <text:p text:style-name="P1">&lt;/P&gt;</text:p>
      <text:p text:style-name="P1">&lt;P&gt;</text:p>
      <text:p text:style-name="P1">Knox is serving a 26-year prison term after she was convicted of murder and sexual assault in December. She has</text:p>
      <text:p text:style-name="P1"><text:s/>denied murdering Kercher, a 21-year-old Briton, and her appeal is set to begin Nov. 24.</text:p>
      <text:p text:style-name="P1">&lt;/P&gt;</text:p>
      <text:p text:style-name="P1">&lt;P&gt;</text:p>
      <text:p text:style-name="P1">Curt Knox, Amanda Knox's father, told The Early Show on CBS on Monday that "this is going to be her chance once</text:p>
      <text:p text:style-name="P1"><text:s/>again to have that wrongful conviction overturned."</text:p>
      <text:p text:style-name="P1">&lt;/P&gt;</text:p>
      <text:p text:style-name="P1">&lt;/TEXT&gt;</text:p>
      <text:p text:style-name="P1">&lt;/DOC&gt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e Hawkins</meta:initial-creator>
    <meta:creation-date>2014-07-29T13:50:20.630052002</meta:creation-date>
    <dc:date>2014-07-29T13:56:09.718898518</dc:date>
    <dc:creator>Natalie Hawkins</dc:creator>
    <meta:editing-duration>P0D</meta:editing-duration>
    <meta:editing-cycles>1</meta:editing-cycles>
    <meta:document-statistic meta:table-count="0" meta:image-count="0" meta:object-count="0" meta:page-count="1" meta:paragraph-count="33" meta:word-count="196" meta:character-count="1222" meta:non-whitespace-character-count="1023"/>
    <meta:generator>LibreOffice/4.1.5.3$Linux_X86_64 LibreOffice_project/205099f953b4b61c41106e07b17e9e5acc65037</meta:generator>
  </office:meta>
</office:document-meta>
</file>